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5f84" officeooo:paragraph-rsid="00135f84"/>
    </style:style>
    <style:style style:name="P2" style:family="paragraph" style:parent-style-name="Standard">
      <style:text-properties fo:font-weight="bold" officeooo:rsid="00135f84" officeooo:paragraph-rsid="00135f84"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35f84" officeooo:paragraph-rsid="00135f84"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35f84" officeooo:paragraph-rsid="00135f84" style:font-weight-asian="bold" style:font-weight-complex="bold"/>
    </style:style>
    <style:style style:name="P5" style:family="paragraph" style:parent-style-name="Standard">
      <style:text-properties fo:font-weight="normal" officeooo:rsid="00154769" officeooo:paragraph-rsid="00154769" style:font-weight-asian="normal" style:font-weight-complex="normal"/>
    </style:style>
    <style:style style:name="P6" style:family="paragraph" style:parent-style-name="Standard">
      <style:paragraph-properties fo:text-align="start" style:justify-single-word="false"/>
      <style:text-properties fo:font-weight="normal" officeooo:rsid="00181782" officeooo:paragraph-rsid="0019bcd5" style:font-weight-asian="normal" style:font-weight-complex="normal"/>
    </style:style>
    <style:style style:name="P7" style:family="paragraph" style:parent-style-name="Standard">
      <style:text-properties fo:color="#8f187c" officeooo:rsid="00135f84" officeooo:paragraph-rsid="00135f84"/>
    </style:style>
    <style:style style:name="P8" style:family="paragraph" style:parent-style-name="Standard">
      <style:text-properties fo:color="#000000" officeooo:rsid="00135f84" officeooo:paragraph-rsid="00135f84"/>
    </style:style>
    <style:style style:name="P9" style:family="paragraph" style:parent-style-name="Standard">
      <style:text-properties fo:color="#000000" officeooo:rsid="00154769" officeooo:paragraph-rsid="00154769"/>
    </style:style>
    <style:style style:name="P10" style:family="paragraph" style:parent-style-name="Standard">
      <style:paragraph-properties fo:text-align="start" style:justify-single-word="false"/>
      <style:text-properties style:text-underline-style="none" fo:font-weight="normal" officeooo:rsid="001c8306" officeooo:paragraph-rsid="001c8306"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f794c" officeooo:paragraph-rsid="001f794c" style:font-weight-asian="normal" style:font-weight-complex="normal"/>
    </style:style>
    <style:style style:name="P12" style:family="paragraph" style:parent-style-name="Standard">
      <style:paragraph-properties fo:text-align="start" style:justify-single-word="false"/>
      <style:text-properties fo:font-size="9pt" style:text-underline-style="solid" style:text-underline-width="auto" style:text-underline-color="font-color" fo:font-weight="bold" officeooo:rsid="00195880" officeooo:paragraph-rsid="0019bcd5" style:font-size-asian="9pt" style:font-weight-asian="bold" style:font-size-complex="9pt" style:font-weight-complex="bold"/>
    </style:style>
    <style:style style:name="P13" style:family="paragraph" style:parent-style-name="Standard">
      <style:paragraph-properties fo:text-align="start" style:justify-single-word="false"/>
      <style:text-properties fo:font-size="12pt" style:text-underline-style="none" fo:font-weight="normal" officeooo:rsid="001c8306" officeooo:paragraph-rsid="001c8306"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1fbf20" officeooo:paragraph-rsid="001fbf20"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248328" officeooo:paragraph-rsid="00248328"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280e19" officeooo:paragraph-rsid="00280e19"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2a19f6" officeooo:paragraph-rsid="002a19f6"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text-underline-style="none" fo:font-weight="normal" officeooo:rsid="002024c0" officeooo:paragraph-rsid="002024c0" style:font-weight-asian="normal" style:font-weight-complex="normal"/>
    </style:style>
    <style:style style:name="P19" style:family="paragraph" style:parent-style-name="Standard">
      <style:paragraph-properties fo:text-align="start" style:justify-single-word="false"/>
      <style:text-properties style:text-underline-style="none" fo:font-weight="bold" officeooo:rsid="00248328" officeooo:paragraph-rsid="00248328" style:font-weight-asian="bold" style:font-weight-complex="bold"/>
    </style:style>
    <style:style style:name="P20" style:family="paragraph" style:parent-style-name="Standard">
      <style:paragraph-properties fo:text-align="start" style:justify-single-word="false"/>
      <style:text-properties style:text-underline-style="solid" style:text-underline-width="auto" style:text-underline-color="font-color" fo:font-weight="bold" officeooo:rsid="00248328" officeooo:paragraph-rsid="00248328" style:font-weight-asian="bold" style:font-weight-complex="bold"/>
    </style:style>
    <style:style style:name="T1" style:family="text">
      <style:text-properties fo:font-size="10pt" style:font-size-asian="10pt" style:font-size-complex="10pt"/>
    </style:style>
    <style:style style:name="T2" style:family="text">
      <style:text-properties officeooo:rsid="00154769"/>
    </style:style>
    <style:style style:name="T3" style:family="text">
      <style:text-properties officeooo:rsid="0016ad43"/>
    </style:style>
    <style:style style:name="T4" style:family="text">
      <style:text-properties fo:font-weight="bold" style:font-weight-asian="bold" style:font-weight-complex="bold"/>
    </style:style>
    <style:style style:name="T5" style:family="text">
      <style:text-properties fo:font-weight="bold" officeooo:rsid="00181782" style:font-weight-asian="bold" style:font-weight-complex="bold"/>
    </style:style>
    <style:style style:name="T6" style:family="text">
      <style:text-properties officeooo:rsid="00195880"/>
    </style:style>
    <style:style style:name="T7" style:family="text">
      <style:text-properties style:text-underline-style="solid" style:text-underline-width="auto" style:text-underline-color="font-color" fo:font-weight="bold" officeooo:rsid="00195880" style:font-weight-asian="bold" style:font-weight-complex="bold"/>
    </style:style>
    <style:style style:name="T8" style:family="text">
      <style:text-properties fo:font-size="9pt" style:text-underline-style="solid" style:text-underline-width="auto" style:text-underline-color="font-color" fo:font-weight="bold" officeooo:rsid="00195880" style:font-size-asian="9pt" style:font-weight-asian="bold" style:font-size-complex="9pt" style:font-weight-complex="bold"/>
    </style:style>
    <style:style style:name="T9" style:family="text">
      <style:text-properties fo:font-size="9pt" style:text-underline-style="solid" style:text-underline-width="auto" style:text-underline-color="font-color" fo:font-weight="bold" officeooo:rsid="002024c0" style:font-size-asian="9pt" style:font-weight-asian="bold" style:font-size-complex="9pt" style:font-weight-complex="bold"/>
    </style:style>
    <style:style style:name="T10" style:family="text">
      <style:text-properties fo:font-size="9pt" style:font-size-asian="9pt" style:font-size-complex="9pt"/>
    </style:style>
    <style:style style:name="T11" style:family="text">
      <style:text-properties fo:font-size="9pt" officeooo:rsid="00195880" style:font-size-asian="9pt" style:font-size-complex="9pt"/>
    </style:style>
    <style:style style:name="T12" style:family="text">
      <style:text-properties fo:font-size="12pt" style:font-size-asian="12pt" style:font-size-complex="12pt"/>
    </style:style>
    <style:style style:name="T13" style:family="text">
      <style:text-properties fo:font-size="12pt" officeooo:rsid="001da0e1" style:font-size-asian="12pt" style:font-size-complex="12pt"/>
    </style:style>
    <style:style style:name="T14" style:family="text">
      <style:text-properties fo:font-size="12pt" officeooo:rsid="001fbf20" style:font-size-asian="12pt" style:font-size-complex="12pt"/>
    </style:style>
    <style:style style:name="T15" style:family="text">
      <style:text-properties fo:font-size="12pt" officeooo:rsid="0020b83e" style:font-size-asian="12pt" style:font-size-complex="12pt"/>
    </style:style>
    <style:style style:name="T16" style:family="text">
      <style:text-properties fo:font-size="12pt" officeooo:rsid="00224258" style:font-size-asian="12pt" style:font-size-complex="12pt"/>
    </style:style>
    <style:style style:name="T17" style:family="text">
      <style:text-properties fo:font-size="12pt" officeooo:rsid="0022d83b" style:font-size-asian="12pt" style:font-size-complex="12pt"/>
    </style:style>
    <style:style style:name="T18" style:family="text">
      <style:text-properties fo:font-size="12pt" officeooo:rsid="00230c38" style:font-size-asian="12pt" style:font-size-complex="12pt"/>
    </style:style>
    <style:style style:name="T19" style:family="text">
      <style:text-properties style:text-underline-style="none" fo:font-weight="bold" officeooo:rsid="00195880" style:font-weight-asian="bold" style:font-weight-complex="bold"/>
    </style:style>
    <style:style style:name="T20" style:family="text">
      <style:text-properties fo:background-color="#ce181e" loext:char-shading-value="0"/>
    </style:style>
    <style:style style:name="T21" style:family="text">
      <style:text-properties fo:background-color="#ce181e" loext:char-shading-value="0"/>
    </style:style>
    <style:style style:name="T22" style:family="text">
      <style:text-properties fo:color="#ffffff" fo:background-color="#ce181e" loext:char-shading-value="0"/>
    </style:style>
    <style:style style:name="T23" style:family="text">
      <style:text-properties officeooo:rsid="002618e9"/>
    </style:style>
    <style:style style:name="T24" style:family="text">
      <style:text-properties officeooo:rsid="00294b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minar Meeting 01 <text:s text:c="3"/><text:span text:style-name="T1"><text:s/>29/04/2019</text:span></text:p>
      <text:p text:style-name="P4"/>
      <text:p text:style-name="P2">* Organization</text:p>
      <text:p text:style-name="P1"><text:s text:c="2"/></text:p>
      <text:p text:style-name="P1"><text:s/>Deadlines : Week 0 : Send final report<text:line-break/> <text:s text:c="20"/>Week 1: Prelim Slides</text:p>
      <text:p text:style-name="P1"><text:s text:c="21"/>Week 2 : Final Slides</text:p>
      <text:p text:style-name="P1"/>
      <text:p text:style-name="P1">Talk Duration : 30 mins + 15 mins discussion</text:p>
      <text:p text:style-name="P1"/>
      <text:p text:style-name="P2">* Best Practices</text:p>
      <text:p text:style-name="P2"><text:s/></text:p>
      <text:p text:style-name="P5">Put more images than text</text:p>
      <text:p text:style-name="P5">Use dark backgroud</text:p>
      <text:p text:style-name="P5">Important things should be large and high on contrast, vice versa for unimportant things<text:line-break/> <text:line-break/><text:line-break/>Intro<text:line-break/>Body <text:s text:c="45"/>===========&gt; <text:s text:c="6"/>Just the main topics, possibly with images<text:line-break/>Summary<text:line-break/>Outlook and Own Thoughts</text:p>
      <text:p text:style-name="P5"/>
      <text:p text:style-name="P5"/>
      <text:p text:style-name="P7"><text:span text:style-name="T2"><text:s text:c="3"/>Conventional <text:s text:c="43"/>VS <text:s text:c="31"/>Expectation</text:span> </text:p>
      <text:p text:style-name="P8"/>
      <text:p text:style-name="P9">Demo or Video Expected<text:line-break/></text:p>
      <text:p text:style-name="P2">* Grading</text:p>
      <text:p text:style-name="P2"/>
      <text:p text:style-name="P5">Report : 25% (4 Pages : <text:a xlink:type="simple" xlink:href="http://www.in.tum.de/cg/teaching/summer-term-19/deep-learning-in-physics/" text:style-name="Internet_20_link" text:visited-style-name="Visited_20_Internet_20_Link">Source</text:a>)<text:line-break/>Talk : Presentation Style + Content of the slides : 25% <text:span text:style-name="T3">(Expect questions about related work and background knowledge)<text:line-break/>Content : Coverage of Paper, Structure of Presentation, Slide Design Knowledge requirement of the audience, Citations, Spelling and Grammar, Duration of the talk, every part of the presentation, what is the main message of the paper (take-home message), Video or Demo : 50%</text:span><text:line-break/><text:line-break/><text:span text:style-name="T4">* </text:span><text:span text:style-name="T5">Side Notes<text:line-break/></text:span></text:p>
      <text:p text:style-name="P6">First email Um or Phillipe before meeting<text:line-break/><text:span text:style-name="T6">Main contribution of the paper, then probably the miscellaneous stuff. <text:line-break/><text:line-break/><text:line-break/><text:line-break/><text:line-break/><text:line-break/><text:line-break/><text:line-break/><text:line-break/><text:line-break/></text:span><text:soft-page-break/><text:span text:style-name="T6"><text:line-break/></text:span><text:span text:style-name="T7"><text:line-break/></text:span><text:span text:style-name="T19"> </text:span><text:span text:style-name="T7">Seminar Meeting <text:s text:c="10"/></text:span><text:span text:style-name="T8"><text:s/>27/05/2019</text:span></text:p>
      <text:p text:style-name="P12"/>
      <text:p text:style-name="P12"/>
      <text:p text:style-name="P10"><text:span text:style-name="T9">1.</text:span><text:span text:style-name="T11"> <text:s/></text:span><text:span text:style-name="T12">Fluid Simulation; NEAT; Mantaflow</text:span></text:p>
      <text:p text:style-name="P13">2. Fluids : forces applied, gravity, other particles and other external forces applied to fluids</text:p>
      <text:p text:style-name="P10"><text:span text:style-name="T12">3. <text:s/></text:span><text:span text:style-name="T13">The paper tried to reduce the calculation for pressure.</text:span></text:p>
      <text:p text:style-name="P11"><text:span text:style-name="T13">4. </text:span><text:span text:style-name="T12">Simple example demo using XOR</text:span></text:p>
      <text:p text:style-name="P11"><text:span text:style-name="T12">5. </text:span><text:span text:style-name="T14">mantaflow (references)</text:span></text:p>
      <text:p text:style-name="P14">6. Simulation of mantaflow (<text:span text:style-name="T22">demo</text:span>)</text:p>
      <text:p text:style-name="P14"/>
      <text:p text:style-name="P18"><text:span text:style-name="T12">Remarks : Get more into the paper, what is its main contribution to the field, Understand the paper well, </text:span><text:span text:style-name="T15">explain the architecture of the network, explain each and every step of the architecture, </text:span><text:span text:style-name="T16">every hyper-parameter. Related works and their comparison. </text:span><text:span text:style-name="T17">How well does the network do? Precision as compared to other models and proposals. </text:span><text:span text:style-name="T18">Performance differences with different configurations such as CPU/GPU etc. </text:span></text:p>
      <text:p text:style-name="P18"><text:span text:style-name="T18"/></text:p>
      <text:p text:style-name="P19"><text:span text:style-name="T18"/></text:p>
      <text:p text:style-name="P20"><text:span text:style-name="T18">S</text:span><text:span text:style-name="T12">eminar Meeting <text:s text:c="10"/></text:span><text:span text:style-name="T10"><text:s/>03/0602019</text:span></text:p>
      <text:p text:style-name="P20"><text:span text:style-name="T10"/></text:p>
      <text:p text:style-name="P15">1. Stability Prediction : To Fall or not to fall</text:p>
      <text:p text:style-name="P15">2. Experiment Setup, Choice of CNN, Evaluation, Own Ideas</text:p>
      <text:p text:style-name="P15">3. <text:span text:style-name="T23">Choice of CNN : LeNet, AlexNet and VGGNet</text:span></text:p>
      <text:p text:style-name="P16">4. Limitations</text:p>
      <text:p text:style-name="P16">5. <text:span text:style-name="T24">Own ideas/Research</text:span></text:p>
      <text:p text:style-name="P17"><text:line-break/>Remarks : Questions on your own ide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9T12:03:03.686555296</meta:creation-date>
    <dc:date>2019-06-03T12:31:29.135876989</dc:date>
    <meta:editing-duration>PT1H14M5S</meta:editing-duration>
    <meta:editing-cycles>20</meta:editing-cycles>
    <meta:generator>LibreOffice/6.0.7.3$Linux_X86_64 LibreOffice_project/00m0$Build-3</meta:generator>
    <meta:document-statistic meta:table-count="0" meta:image-count="0" meta:object-count="0" meta:page-count="2" meta:paragraph-count="30" meta:word-count="323" meta:character-count="2214" meta:non-whitespace-character-count="1694"/>
  </office:meta>
</office:document-meta>
</file>